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1.3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/4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www.amazon.com/dp/B07CG7VTGD?psc=1&amp;smid=A1LH3TFU4S09BS&amp;ref_=chk_typ_imgToDp" xlink:type="simple">https://www.amazon.com/dp/B07CG7VTGD?psc=1&amp;smid=A1LH3TFU4S09BS&amp;ref_=chk_typ_imgToDp</text:a>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4x 35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<text:a xlink:href="https://www.amazon.com/Modulus-Teeth-Pinion-Convex-Transmission/dp/B0CYCFQPP5/ref=sr_1_8?crid=1UIF7F7KR7VVY&amp;dib=eyJ2IjoiMSJ9.98ooUycCyMnR9Zg9KhSyhJYbsGkqCGFq9PlZeEB3XwMjNcMJTfIj_sPcmKBJbGmIldxGYBIloOQrmIy8m1IDoAlY6XcqnggdkytL5H5N9w16FibwRugdu3Pu17eiZrxydpm65xswuLnt6n81mp7wr2NXW3-8urVE2nD0GmcGWzmN__1IQyoJfzHpdr70zYTioYera-Lsdr7RS-VIzP4UVN5OcMlZYMHrfhL65GOhMGHxOenUIAos-GPB6evp1i7wA9O5sHf8nYJ1H2mOVIuGs2nBbZ7eLGhHBIHu7LQp9kg.pyWkK1fPPwy75l4kMXdK51HchhMUQBKsJMOo_Tgjmtw&amp;dib_tag=se&amp;keywords=16%2BTeeth%2B8mm%2BBore%2BMotor%2BMetal%2BGear&amp;qid=1714596519&amp;s=industrial&amp;sprefix=16%2Bteeth%2B8mm%2Bbore%2Bmotor%2Bmetal%2Bgear%2Cindustrial%2C125&amp;sr=1-8&amp;th=1" xlink:type="simple">https://www.amazon.com/Modulus-Teeth-Pinion-Convex-Transmission/dp/B0CYCFQPP5/ref=sr_1_8?crid=1UIF7F7KR7VVY&amp;dib=eyJ2IjoiMSJ9.98ooUycCyMnR9Zg9KhSyhJYbsGkqCGFq9PlZeEB3XwMjNcMJTfIj_sPcmKBJbGmIldxGYBIloOQrmIy8m1IDoAlY6XcqnggdkytL5H5N9w16FibwRugdu3Pu17eiZrxydpm65xswuLnt6n81mp7wr2NXW3-8urVE2nD0GmcGWzmN__1IQyoJfzHpdr70zYTioYera-Lsdr7RS-VIzP4UVN5OcMlZYMHrfhL65GOhMGHxOenUIAos-GPB6evp1i7wA9O5sHf8nYJ1H2mOVIuGs2nBbZ7eLGhHBIHu7LQp9kg.pyWkK1fPPwy75l4kMXdK51HchhMUQBKsJMOo_Tgjmtw&amp;dib_tag=se&amp;keywords=16%2BTeeth%2B8mm%2BBore%2BMotor%2BMetal%2BGear&amp;qid=1714596519&amp;s=industrial&amp;sprefix=16%2Bteeth%2B8mm%2Bbore%2Bmotor%2Bmetal%2Bgear%2Cindustrial%2C125&amp;sr=1-8&amp;th=1</text:a>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2" meta:object-count="0"/>
    <meta:generator>LibreOfficeDev/6.0.5.2$Linux_X86_64 LibreOffice_project/</meta:generator>
  </office:meta>
</office:document-meta>
</file>